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40b2" officeooo:paragraph-rsid="001440b2"/>
    </style:style>
    <style:style style:name="P2" style:family="paragraph" style:parent-style-name="Standard" style:list-style-name="L1">
      <style:text-properties officeooo:rsid="001440b2" officeooo:paragraph-rsid="001440b2"/>
    </style:style>
    <style:style style:name="P3" style:family="paragraph" style:parent-style-name="Standard" style:list-style-name="L2">
      <style:text-properties officeooo:rsid="001440b2" officeooo:paragraph-rsid="001440b2"/>
    </style:style>
    <style:style style:name="P4" style:family="paragraph" style:parent-style-name="Standard" style:list-style-name="L3">
      <style:text-properties officeooo:rsid="001440b2" officeooo:paragraph-rsid="00158273"/>
    </style:style>
    <style:style style:name="P5" style:family="paragraph" style:parent-style-name="Standard" style:list-style-name="L4">
      <style:text-properties officeooo:rsid="001440b2" officeooo:paragraph-rsid="001440b2"/>
    </style:style>
    <style:style style:name="P6" style:family="paragraph" style:parent-style-name="Standard">
      <style:text-properties officeooo:rsid="001440b2" officeooo:paragraph-rsid="001dc4fc"/>
    </style:style>
    <style:style style:name="P7" style:family="paragraph" style:parent-style-name="Standard" style:list-style-name="L5">
      <style:text-properties officeooo:rsid="001440b2" officeooo:paragraph-rsid="001dc4fc"/>
    </style:style>
    <style:style style:name="P8" style:family="paragraph" style:parent-style-name="Standard" style:list-style-name="L5">
      <style:text-properties officeooo:rsid="001440b2" officeooo:paragraph-rsid="001440b2"/>
    </style:style>
    <style:style style:name="P9" style:family="paragraph" style:parent-style-name="Standard" style:list-style-name="L6">
      <style:text-properties officeooo:rsid="001440b2" officeooo:paragraph-rsid="001440b2"/>
    </style:style>
    <style:style style:name="P10" style:family="paragraph" style:parent-style-name="Standard">
      <style:text-properties officeooo:paragraph-rsid="001440b2"/>
    </style:style>
    <style:style style:name="P11" style:family="paragraph" style:parent-style-name="Standard" style:list-style-name="L3">
      <style:text-properties officeooo:rsid="00158273" officeooo:paragraph-rsid="00158273"/>
    </style:style>
    <style:style style:name="P12" style:family="paragraph" style:parent-style-name="Standard">
      <style:text-properties officeooo:rsid="00158273" officeooo:paragraph-rsid="001a7032"/>
    </style:style>
    <style:style style:name="P13" style:family="paragraph" style:parent-style-name="Standard" style:list-style-name="L5">
      <style:text-properties officeooo:rsid="00158273" officeooo:paragraph-rsid="00158273"/>
    </style:style>
    <style:style style:name="P14" style:family="paragraph" style:parent-style-name="Standard" style:list-style-name="L6">
      <style:text-properties officeooo:rsid="00158273" officeooo:paragraph-rsid="00158273"/>
    </style:style>
    <style:style style:name="P15" style:family="paragraph" style:parent-style-name="Standard" style:list-style-name="L3">
      <style:text-properties officeooo:paragraph-rsid="00158273"/>
    </style:style>
    <style:style style:name="P16" style:family="paragraph" style:parent-style-name="Standard" style:list-style-name="L3">
      <style:text-properties officeooo:paragraph-rsid="0018e0a4"/>
    </style:style>
    <style:style style:name="P17" style:family="paragraph" style:parent-style-name="Standard">
      <style:text-properties officeooo:rsid="0008c052" officeooo:paragraph-rsid="001a7032"/>
    </style:style>
    <style:style style:name="P18" style:family="paragraph" style:parent-style-name="Standard">
      <style:text-properties officeooo:paragraph-rsid="001a7032"/>
    </style:style>
    <style:style style:name="P19" style:family="paragraph" style:parent-style-name="Standard">
      <style:text-properties officeooo:rsid="001a7032" officeooo:paragraph-rsid="001a7032"/>
    </style:style>
    <style:style style:name="P20" style:family="paragraph" style:parent-style-name="Standard" style:list-style-name="L4">
      <style:text-properties officeooo:paragraph-rsid="00158273"/>
    </style:style>
    <style:style style:name="P21" style:family="paragraph" style:parent-style-name="Standard" style:list-style-name="L4">
      <style:text-properties officeooo:paragraph-rsid="001440b2"/>
    </style:style>
    <style:style style:name="P22" style:family="paragraph" style:parent-style-name="Standard" style:list-style-name="L4">
      <style:text-properties officeooo:paragraph-rsid="001a7032"/>
    </style:style>
    <style:style style:name="T1" style:family="text">
      <style:text-properties officeooo:rsid="001440b2"/>
    </style:style>
    <style:style style:name="T2" style:family="text">
      <style:text-properties officeooo:rsid="00158273"/>
    </style:style>
    <style:style style:name="T3" style:family="text">
      <style:text-properties officeooo:rsid="0017e26e"/>
    </style:style>
    <style:style style:name="T4" style:family="text">
      <style:text-properties officeooo:rsid="0018b597"/>
    </style:style>
    <style:style style:name="T5" style:family="text">
      <style:text-properties officeooo:rsid="0018e0a4"/>
    </style:style>
    <style:style style:name="T6" style:family="text">
      <style:text-properties officeooo:rsid="00198fa9"/>
    </style:style>
    <style:style style:name="T7" style:family="text">
      <style:text-properties officeooo:rsid="000a0da9"/>
    </style:style>
    <style:style style:name="T8" style:family="text">
      <style:text-properties officeooo:rsid="0009c543"/>
    </style:style>
    <style:style style:name="T9" style:family="text">
      <style:text-properties officeooo:rsid="001a7032"/>
    </style:style>
    <style:style style:name="T10" style:family="text">
      <style:text-properties officeooo:rsid="001bf4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7">L’</text:span><text:span text:style-name="T8">Ingénierie logicielle repose sur l’art de concevoir des logiciels et d’améliorer la façon de les concevoir </text:span><text:span text:style-name="T7">(l’ingénieur cherche à optimiser ses processus de travail)</text:span><text:span text:style-name="T8">.</text:span></text:p>
      <text:p text:style-name="P18"><text:span text:style-name="T8">Depuis a</text:span><text:span text:style-name="T9">u moins</text:span><text:span text:style-name="T7"> 10 000 ans, </text:span><text:span text:style-name="T8">les très grands projets </text:span><text:span text:style-name="T7">témoignent d’un sens de l’organisation</text:span><text:span text:style-name="T8">, d’abord </text:span><text:span text:style-name="T7">pour la </text:span><text:span text:style-name="T8">construction des bâtiments et des navires, </text:span><text:span text:style-name="T7">et maintenant pour les œuvres immatérielles comme les logiciels . Ces activités </text:span><text:span text:style-name="T8">souligne</text:span><text:span text:style-name="T7">nt</text:span><text:span text:style-name="T8"> ce que l’on sait depuis fort longtemps : Il n’y a pas de grand projet sans </text:span><text:span text:style-name="T7">une </text:span><text:span text:style-name="T8">organisation rigoureuse </text:span><text:span text:style-name="T7">des processus et </text:span><text:span text:style-name="T8">des équipes.</text:span></text:p>
      <text:p text:style-name="P19">Nous verrons dans ce cours comment concevoir un logiciel, et suivrons le plan suivant :</text:p>
      <text:p text:style-name="P10"/>
      <text:p text:style-name="P10"><text:span text:style-name="T1">Un peu d’histoire : Des </text:span><text:span text:style-name="T2">C</text:span><text:span text:style-name="T1">alculis au Smarphone, </text:span><text:span text:style-name="T2">de la note G </text:span><text:span text:style-name="T1">d’Ada Lovelace à Rust.</text:span></text:p>
      <text:p text:style-name="P1"/>
      <text:p text:style-name="P1">Le triptyque Coûts/Délais/Qualité.</text:p>
      <text:p text:style-name="P1"/>
      <text:p text:style-name="P1">Qu’est-ce qu’un logiciel :</text:p>
      <text:list xml:id="list1968688697" text:style-name="L2">
        <text:list-item>
          <text:p text:style-name="P3">Produit ;</text:p>
        </text:list-item>
        <text:list-item>
          <text:p text:style-name="P3">Licences ;</text:p>
        </text:list-item>
        <text:list-item>
          <text:p text:style-name="P3">Propriété ;</text:p>
        </text:list-item>
        <text:list-item>
          <text:p text:style-name="P3">Normes ;</text:p>
        </text:list-item>
        <text:list-item>
          <text:p text:style-name="P3">Communautés.</text:p>
        </text:list-item>
      </text:list>
      <text:p text:style-name="P6"/>
      <text:p text:style-name="P6"><text:span text:style-name="T9">Les méthodes :</text:span></text:p>
      <text:list xml:id="list2837227158" text:style-name="L5">
        <text:list-item>
          <text:p text:style-name="P7">La méthode Rache ;</text:p>
        </text:list-item>
        <text:list-item>
          <text:p text:style-name="P8">Le cycle en V ;</text:p>
        </text:list-item>
        <text:list-item>
          <text:p text:style-name="P13">Les méthodes agiles ;</text:p>
        </text:list-item>
        <text:list-item>
          <text:p text:style-name="P13">Les méthodes orientées objet.</text:p>
        </text:list-item>
      </text:list>
      <text:p text:style-name="P1"/>
      <text:p text:style-name="P1">L’ingénierie :</text:p>
      <text:list xml:id="list1048137994" text:style-name="L1">
        <text:list-item>
          <text:p text:style-name="P2">Spécification ;</text:p>
        </text:list-item>
        <text:list-item>
          <text:p text:style-name="P2">Conception ;</text:p>
        </text:list-item>
        <text:list-item>
          <text:p text:style-name="P2">Implémentation ;</text:p>
        </text:list-item>
        <text:list-item>
          <text:p text:style-name="P2">Intégration ;</text:p>
        </text:list-item>
        <text:list-item>
          <text:p text:style-name="P2">Documentation ;</text:p>
        </text:list-item>
        <text:list-item>
          <text:p text:style-name="P2">Vérification ;</text:p>
        </text:list-item>
        <text:list-item>
          <text:p text:style-name="P2">Validation ;</text:p>
        </text:list-item>
        <text:list-item>
          <text:p text:style-name="P2">Déploiement ;</text:p>
        </text:list-item>
        <text:list-item>
          <text:p text:style-name="P2">Maintenance.</text:p>
        </text:list-item>
      </text:list>
      <text:p text:style-name="P19"/>
      <text:p text:style-name="P19">L’élaboration de la conception.</text:p>
      <text:list xml:id="list2954212503" text:style-name="L4">
        <text:list-item>
          <text:p text:style-name="P5">La Systémique.</text:p>
        </text:list-item>
        <text:list-item>
          <text:p text:style-name="P20"><text:span text:style-name="T1">QQOQCCP </text:span><text:span text:style-name="T2">(</text:span>Qui ? Quoi ? Où ? Quand ? Comment ? Pourquoi ? Combien ?<text:span text:style-name="T2">)</text:span><text:span text:style-name="T1">.</text:span></text:p>
        </text:list-item>
        <text:list-item>
          <text:p text:style-name="P21"><text:span text:style-name="T1">CRUD </text:span><text:span text:style-name="T2">(Create, Read, Update, Delete)</text:span></text:p>
        </text:list-item>
        <text:list-item>
          <text:p text:style-name="P5">KISS <text:span text:style-name="T2">(Keep It Simple and Stupid)</text:span>.</text:p>
        </text:list-item>
        <text:list-item>
          <text:p text:style-name="P22"><text:span text:style-name="T3">Itérations et </text:span><text:span text:style-name="T2">Réification </text:span><text:span text:style-name="T4">exemple du RUP</text:span></text:p>
          <text:p text:style-name="P22"/>
        </text:list-item>
      </text:list>
      <text:p text:style-name="P12"><text:span text:style-name="T9">La notation UML.</text:span></text:p>
      <text:p text:style-name="P12"/>
      <text:p text:style-name="P12">Produire les documents de conception :</text:p>
      <text:list xml:id="list3577994206" text:style-name="L3">
        <text:list-item>
          <text:p text:style-name="P15"><text:span text:style-name="T2">Markdown et PlantUML </text:span><text:span text:style-name="T5">versus</text:span><text:span text:style-name="T2"> </text:span><text:span text:style-name="T6">les</text:span><text:span text:style-name="T2"> atelier</text:span><text:span text:style-name="T6">s</text:span><text:span text:style-name="T2"> orientés objet</text:span><text:span text:style-name="T10">s</text:span><text:span text:style-name="T2"> ;</text:span></text:p>
        </text:list-item>
        <text:list-item>
          <text:p text:style-name="P11">Le cartouche d’un document ;</text:p>
        </text:list-item>
        <text:list-item>
          <text:p text:style-name="P16"><text:span text:style-name="T5">Le Besoin vs l’Envie</text:span><text:span text:style-name="T2"> (É</text:span><text:span text:style-name="T9">licitation</text:span><text:span text:style-name="T2">)</text:span><text:span text:style-name="T1"> ;</text:span></text:p>
        </text:list-item>
        <text:list-item>
          <text:p text:style-name="P4">Analyse <text:span text:style-name="T2">du besoin ;</text:span></text:p>
        </text:list-item>
        <text:list-item>
          <text:p text:style-name="P4">Glossaire des concepts ;</text:p>
        </text:list-item>
        <text:list-item>
          <text:p text:style-name="P4">Glossaire des termes techniques ;</text:p>
        </text:list-item>
        <text:list-item>
          <text:p text:style-name="P4"><text:soft-page-break/>Cas d’utilisations ;</text:p>
        </text:list-item>
        <text:list-item>
          <text:p text:style-name="P4">Scénarios Système ;</text:p>
        </text:list-item>
        <text:list-item>
          <text:p text:style-name="P4">Scénario détaillé ;</text:p>
        </text:list-item>
        <text:list-item>
          <text:p text:style-name="P4"><text:span text:style-name="T2">D</text:span>iagrammes de classes des scénarios ;</text:p>
        </text:list-item>
        <text:list-item>
          <text:p text:style-name="P4"><text:span text:style-name="T2">D</text:span>iagramme de classes de l’application.</text:p>
        </text:list-item>
      </text:list>
      <text:p text:style-name="P1"/>
      <text:p text:style-name="P1">Ingénierie dirigée par les modèles :</text:p>
      <text:list xml:id="list2271231578" text:style-name="L6">
        <text:list-item>
          <text:p text:style-name="P14">Eclipse et Papyrus.</text:p>
        </text:list-item>
        <text:list-item>
          <text:p text:style-name="P9">Méta mod<text:span text:style-name="T2">è</text:span>l<text:span text:style-name="T2">e</text:span> et transformation de Modèle.</text:p>
        </text:list-item>
        <text:list-item>
          <text:p text:style-name="P9">Méta Méta Mod<text:span text:style-name="T2">è</text:span>l<text:span text:style-name="T2">e</text:span> et circularité.</text:p>
        </text:list-item>
        <text:list-item>
          <text:p text:style-name="P9">Génération de code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ël Launay</meta:initial-creator>
    <meta:creation-date>2020-11-22T23:51:26.603053909</meta:creation-date>
    <dc:date>2020-11-23T07:55:11.164385993</dc:date>
    <dc:creator>Michaël Launay</dc:creator>
    <meta:editing-duration>PT7H40M8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2" meta:paragraph-count="51" meta:word-count="333" meta:character-count="1844" meta:non-whitespace-character-count="1600"/>
  </office:meta>
</office:document-meta>
</file>